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Standard">
      <style:text-properties style:font-name="Courier New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Courier New" fo:font-style="italic" style:font-style-asian="italic" style:font-style-complex="italic"/>
    </style:style>
    <style:style style:name="P6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труктуры данных:</text:p>
      <text:p text:style-name="P1"/>
      <text:p text:style-name="P5">Жирным шрифтом выделены поля, значения которых обязательны.</text:p>
      <text:p text:style-name="P1"/>
      <text:p text:style-name="P3">Группы товаров (Group):</text:p>
      <text:p text:style-name="P1"><text:tab/><text:span text:style-name="T1">id</text:span><text:tab/><text:tab/><text:tab/>: int</text:p>
      <text:p text:style-name="P1"><text:tab/><text:span text:style-name="T1">name</text:span><text:tab/><text:tab/><text:tab/>: string <text:tab/>- наименование</text:p>
      <text:p text:style-name="P1"><text:tab/><text:span text:style-name="T1">description</text:span><text:tab/>: text<text:tab/>- описание</text:p>
      <text:p text:style-name="P1"><text:tab/><text:span text:style-name="T1">photo</text:span><text:tab/><text:tab/>: string<text:tab/>- ссылка на фотографию (полный URL)</text:p>
      <text:p text:style-name="P1"/>
      <text:p text:style-name="P1"><text:span text:style-name="T1">Заголовок меню (Menu):</text:span></text:p>
      <text:p text:style-name="P1"><text:tab/><text:span text:style-name="T1">id</text:span><text:tab/><text:tab/><text:tab/>: int</text:p>
      <text:p text:style-name="P1"><text:tab/><text:span text:style-name="T1">name</text:span><text:tab/><text:tab/><text:tab/>: string — название меню</text:p>
      <text:p text:style-name="P1"><text:tab/>startdate<text:tab/><text:tab/>: дата начала действия меню</text:p>
      <text:p text:style-name="P1"><text:tab/>enddate<text:tab/><text:tab/>: дата окончания действия меню</text:p>
      <text:p text:style-name="P1"/>
      <text:p text:style-name="P3">Товар в меню (MenuItem):</text:p>
      <text:p text:style-name="P1"><text:tab/><text:span text:style-name="T1">id</text:span><text:tab/><text:tab/><text:tab/>: int</text:p>
      <text:p text:style-name="P1"><text:tab/>menu_id<text:tab/><text:tab/>: int — ссылка на заголовок меню (Menu.id)</text:p>
      <text:p text:style-name="P1"><text:tab/>group_id<text:tab/><text:tab/>: int — ссылка на группу товара (Group.id)</text:p>
      <text:p text:style-name="P1"><text:tab/><text:span text:style-name="T1">name</text:span><text:tab/><text:tab/><text:tab/>: string — наименование товара</text:p>
      <text:p text:style-name="P1"><text:tab/><text:span text:style-name="T1">description</text:span><text:tab/>: text — описание товара</text:p>
      <text:p text:style-name="P1"><text:tab/><text:span text:style-name="T1">photo</text:span><text:tab/><text:tab/>: string — ссылка на фотографию (полный URL)</text:p>
      <text:p text:style-name="P1"><text:tab/><text:span text:style-name="T1">cost</text:span><text:tab/><text:tab/><text:tab/>: float — стоимость товара</text:p>
      <text:p text:style-name="P1"/>
      <text:p text:style-name="P3">Пользователь (User):</text:p>
      <text:p text:style-name="P1"><text:tab/><text:span text:style-name="T1">id</text:span><text:tab/><text:tab/><text:tab/>: int</text:p>
      <text:p text:style-name="P1"><text:tab/>name<text:tab/><text:tab/><text:tab/>: string — полное имя пользователя</text:p>
      <text:p text:style-name="P1"><text:tab/><text:span text:style-name="T1">email</text:span><text:tab/><text:tab/>: string — адрес электронной почты</text:p>
      <text:p text:style-name="P1"><text:tab/>phone<text:tab/><text:tab/>: string — контактный телефон</text:p>
      <text:p text:style-name="P1"><text:tab/>address<text:tab/><text:tab/>: string — домашний адрес</text:p>
      <text:p text:style-name="P1"><text:tab/>birthday<text:tab/><text:tab/>: date — дата рождения</text:p>
      <text:p text:style-name="P1"/>
      <text:p text:style-name="P3">Бонусы пользователя (Account):</text:p>
      <text:p text:style-name="P1"><text:tab/><text:span text:style-name="T1">id</text:span><text:tab/><text:tab/><text:tab/>: int</text:p>
      <text:p text:style-name="P1"><text:tab/>user_id<text:tab/><text:tab/>: int — ссылка на пользователя (User.id)</text:p>
      <text:p text:style-name="P1"><text:tab/><text:span text:style-name="T1">bonus</text:span><text:tab/><text:tab/>: float — сумма бонуса</text:p>
      <text:p text:style-name="P1"><text:tab/><text:span text:style-name="T1">used</text:span><text:tab/><text:tab/><text:tab/>: boolean — использован или нет</text:p>
      <text:p text:style-name="P1"><text:tab/><text:span text:style-name="T1">expired_at</text:span><text:tab/>: date — дата окончания действия бонуса</text:p>
      <text:p text:style-name="P1"/>
      <text:p text:style-name="P3">Свойства товара (ItemProperty):</text:p>
      <text:p text:style-name="P1"><text:tab/><text:span text:style-name="T1">id</text:span><text:tab/><text:tab/><text:tab/>: int</text:p>
      <text:p text:style-name="P1"><text:tab/><text:span text:style-name="T1">propertyname</text:span><text:tab/>: string — наименование свойства</text:p>
      <text:p text:style-name="P1"><text:tab/><text:span text:style-name="T1">value</text:span><text:tab/><text:tab/>: string — значение свойства</text:p>
      <text:p text:style-name="P1"/>
      <text:p text:style-name="P3">Заголовок заказа (Order):</text:p>
      <text:p text:style-name="P1"><text:tab/><text:span text:style-name="T1">id</text:span><text:tab/><text:tab/><text:tab/>: int</text:p>
      <text:p text:style-name="P1"><text:tab/>user_id<text:tab/><text:tab/>: int — ссылка на пользователя (User.id)</text:p>
      <text:p text:style-name="P1"><text:tab/><text:span text:style-name="T1">session</text:span><text:tab/><text:tab/>: string — идентификатор сессии пользователя</text:p>
      <text:p text:style-name="P1"><text:soft-page-break/><text:tab/>phone<text:tab/><text:tab/>: string — контактный телефон (User.phone)</text:p>
      <text:p text:style-name="P1"><text:tab/>address<text:tab/><text:tab/>: string — домашний адрес (User.address)</text:p>
      <text:p text:style-name="P1"><text:tab/>status<text:tab/><text:tab/>: string — состояние заказа</text:p>
      <text:p text:style-name="P1"><text:tab/><text:span text:style-name="T1">summ</text:span><text:tab/><text:tab/><text:tab/>: float — сумма заказа</text:p>
      <text:p text:style-name="P1"/>
      <text:p text:style-name="P3">Товар в заказе (OrderItem):</text:p>
      <text:p text:style-name="P1"><text:tab/><text:span text:style-name="T1">id</text:span><text:tab/><text:tab/><text:tab/>: int</text:p>
      <text:p text:style-name="P1"><text:tab/><text:span text:style-name="T1">order_id</text:span><text:tab/><text:tab/>: int — ссылка на заказ (Order.id)</text:p>
      <text:p text:style-name="P1"><text:tab/><text:span text:style-name="T1">name</text:span><text:tab/><text:tab/><text:tab/>: string — наименование товара</text:p>
      <text:p text:style-name="P1"><text:tab/><text:span text:style-name="T1">description</text:span><text:tab/>: text — описание товара</text:p>
      <text:p text:style-name="P1"><text:tab/><text:span text:style-name="T1">photo</text:span><text:tab/><text:tab/>: string — ссылка на фотографию (полный URL)</text:p>
      <text:p text:style-name="P1"><text:tab/><text:span text:style-name="T1">cost</text:span><text:tab/><text:tab/><text:tab/>: float — стоимость товара</text:p>
      <text:p text:style-name="P1"><text:tab/><text:span text:style-name="T1">count</text:span><text:tab/><text:tab/>: int — количество товара</text:p>
      <text:p text:style-name="P1"><text:tab/><text:span text:style-name="T1">summ</text:span><text:tab/><text:tab/><text:tab/>: float — сумма товара</text:p>
      <text:p text:style-name="P1"/>
      <text:p text:style-name="P3">Ответ от сервера (Response):</text:p>
      <text:p text:style-name="P1"><text:tab/>user_id<text:tab/><text:tab/>: int — ссылка на пользователя (User.id)</text:p>
      <text:p text:style-name="P1"><text:tab/><text:span text:style-name="T1">session</text:span><text:tab/><text:tab/>: string — идентификтор текущей сессии</text:p>
      <text:p text:style-name="P1"><text:tab/><text:span text:style-name="T1">head</text:span><text:tab/><text:tab/><text:tab/>: string — строка с ответом сервера (ok, error)</text:p>
      <text:p text:style-name="P1"/>
      <text:p text:style-name="P1"/>
      <text:p text:style-name="P4">Функции API:</text:p>
      <text:p text:style-name="P1"/>
      <text:p text:style-name="P1"><text:span text:style-name="T2">getCurrentSession:</text:span></text:p>
      <text:p text:style-name="P1"><text:tab/><text:span text:style-name="T1">Метод<text:tab/>:</text:span> GET</text:p>
      <text:p text:style-name="P1"><text:tab/><text:span text:style-name="T1">URL<text:tab/><text:tab/>:</text:span> "/main/getcurrentsesion/json"</text:p>
      <text:p text:style-name="P1"><text:tab/><text:span text:style-name="T1">Описание<text:tab/>:</text:span> Возвращает ответ сервера (структура Response) с информации о текущей сессии и пользователе.</text:p>
      <text:p text:style-name="P1"/>
      <text:p text:style-name="P1"><text:span text:style-name="T2">getGroupsList:</text:span></text:p>
      <text:p text:style-name="P1"><text:tab/><text:span text:style-name="T1">URL<text:tab/><text:tab/>:</text:span> "/API/getgroupslist/json" </text:p>
      <text:p text:style-name="P1"><text:tab/><text:span text:style-name="T1">Метод<text:tab/>:</text:span> GET</text:p>
      <text:p text:style-name="P1"><text:tab/><text:span text:style-name="T1">Описание<text:tab/>:</text:span> возвращает список (массив структур Group) всех групп</text:p>
      <text:p text:style-name="P1"/>
      <text:p text:style-name="P6">getCurrentMenuHeaders:</text:p>
      <text:p text:style-name="P1"><text:tab/><text:span text:style-name="T1">URL<text:tab/><text:tab/>:</text:span> "/API/getcurrentmenuheaders/json"</text:p>
      <text:p text:style-name="P1"><text:tab/><text:span text:style-name="T1">Метод<text:tab/>:</text:span> GET</text:p>
      <text:p text:style-name="P1"><text:tab/><text:span text:style-name="T1">Описание<text:tab/>:</text:span> возвращает список (массив структур Menu) меню, активных на текущую дату</text:p>
      <text:p text:style-name="P1"/>
      <text:p text:style-name="P1"><text:span text:style-name="T2">getMenuItems:</text:span></text:p>
      <text:p text:style-name="P1"><text:tab/><text:span text:style-name="T1">Параметры<text:tab/>:</text:span> menu_id : int — ссылка на меню (Menu.id)</text:p>
      <text:p text:style-name="P1"><text:tab/><text:span text:style-name="T1">URL<text:tab/><text:tab/>:</text:span> "/API/getmenuitems/%menu_id%/json"</text:p>
      <text:p text:style-name="P1"><text:tab/><text:span text:style-name="T1">Метод<text:tab/>:</text:span> GET</text:p>
      <text:p text:style-name="P1"><text:tab/><text:span text:style-name="T1">Описание<text:tab/>:</text:span> возвращает список (массив структур MenuItem) товаров, доступных в указанном меню</text:p>
      <text:p text:style-name="P1"/>
      <text:p text:style-name="P1"><text:span text:style-name="T2">getMenuItemsByGroup:</text:span></text:p>
      <text:p text:style-name="P1"><text:soft-page-break/><text:tab/><text:span text:style-name="T1">Параметры<text:tab/>:</text:span> menu_id <text:s/>: int — ссылка на меню (Menu.id)</text:p>
      <text:p text:style-name="P1"><text:tab/><text:tab/><text:tab/> <text:s/>group_id : int — ссылка на группу (Group.id)</text:p>
      <text:p text:style-name="P1"><text:tab/><text:span text:style-name="T1">Метод<text:tab/>:</text:span> GET</text:p>
      <text:p text:style-name="P1"><text:tab/><text:span text:style-name="T1">URL<text:tab/><text:tab/>:</text:span> "/API/getmenuitems/%menu_id%/bygroup/%group_id%/json"</text:p>
      <text:p text:style-name="P1"><text:tab/><text:span text:style-name="T1">Описание<text:tab/>:</text:span> возвращает список (массив структур MenuItem) товаров, доступных в указанном меню и входящих в указанную группу</text:p>
      <text:p text:style-name="P1"/>
      <text:p text:style-name="P1"><text:span text:style-name="T2">getMenuGroups:</text:span></text:p>
      <text:p text:style-name="P1"><text:tab/><text:span text:style-name="T1">Параметры<text:tab/>:</text:span> menu_id <text:s/>: int — ссылка на меню (Menu.id)</text:p>
      <text:p text:style-name="P1"><text:tab/><text:span text:style-name="T1">Метод<text:tab/>:</text:span> GET</text:p>
      <text:p text:style-name="P1"><text:tab/><text:span text:style-name="T1">URL<text:tab/><text:tab/>:</text:span> "/API/getmenugroups/%menu_id%/json"</text:p>
      <text:p text:style-name="P1"><text:tab/><text:span text:style-name="T1">Описание<text:tab/>:</text:span> возвращает список (массив структур Group) групп товаров, доступных в указанном меню</text:p>
      <text:p text:style-name="P1"/>
      <text:p text:style-name="P6">getCurrentUser:</text:p>
      <text:p text:style-name="P1"><text:tab/><text:span text:style-name="T1">Метод<text:tab/>:</text:span> GET</text:p>
      <text:p text:style-name="P1"><text:tab/><text:span text:style-name="T1">URL<text:tab/><text:tab/>:</text:span> "/API/getcurrentuser/json"</text:p>
      <text:p text:style-name="P1"><text:tab/><text:span text:style-name="T1">Описание<text:tab/>:</text:span> возвращает описание (структуру User) текущего пользователя</text:p>
      <text:p text:style-name="P1"/>
      <text:p text:style-name="P1"/>
      <text:p text:style-name="P6">getUserAccounts:</text:p>
      <text:p text:style-name="P1"><text:tab/><text:span text:style-name="T1">Параметры<text:tab/>:</text:span> user_id<text:tab/>: int — ссылка на пользователя (User.id)</text:p>
      <text:p text:style-name="P1"><text:tab/><text:span text:style-name="T1">Метод<text:tab/>:</text:span> GET</text:p>
      <text:p text:style-name="P1"><text:tab/><text:span text:style-name="T1">URL<text:tab/><text:tab/>:</text:span> "/API/getuseraccounts/%user_id%/json"</text:p>
      <text:p text:style-name="P1"><text:tab/><text:span text:style-name="T1">Описание<text:tab/>:</text:span> возвращает список (массив структур Account) бонусов, доступных указанному пользователю</text:p>
      <text:p text:style-name="P1"/>
      <text:p text:style-name="P6">getItemProperties:</text:p>
      <text:p text:style-name="P1"><text:tab/><text:span text:style-name="T1">Параметры<text:tab/>:</text:span> item_id : int — ссылка на товар в меню (MenuItem.id)</text:p>
      <text:p text:style-name="P1"><text:tab/><text:span text:style-name="T1">Метод<text:tab/>:</text:span> GET </text:p>
      <text:p text:style-name="P1"><text:tab/><text:span text:style-name="T1">URL<text:tab/><text:tab/>:</text:span> "/API/getitemproperties/%item_id%/json"</text:p>
      <text:p text:style-name="P1"><text:tab/><text:span text:style-name="T1">Описание<text:tab/>:</text:span> возвращает список (массив структур ItemProperty) свойств указанного товара</text:p>
      <text:p text:style-name="P1"/>
      <text:p text:style-name="P1"><text:span text:style-name="T2">getCurrentOrderHeader:</text:span></text:p>
      <text:p text:style-name="P1"><text:tab/><text:span text:style-name="T1">Метод<text:tab/>:</text:span> GET</text:p>
      <text:p text:style-name="P1"><text:tab/><text:span text:style-name="T1">URL<text:tab/><text:tab/>:</text:span> "/API/getcurrentorderheader/json"</text:p>
      <text:p text:style-name="P1"><text:tab/><text:span text:style-name="T1">Описание<text:tab/>:</text:span> возвращает описание (структура Order) текущего заголовка заказа. Если заказа не существует, он создается</text:p>
      <text:p text:style-name="P1"/>
      <text:p text:style-name="P1"/>
      <text:p text:style-name="P6">getOrderItems:</text:p>
      <text:p text:style-name="P1"><text:tab/><text:span text:style-name="T1">Параметры<text:tab/>:</text:span> order_id : int — ссылка на заголовок заказа</text:p>
      <text:p text:style-name="P1"><text:tab/><text:span text:style-name="T1">Метод<text:tab/>:</text:span> GET</text:p>
      <text:p text:style-name="P1"><text:tab/><text:span text:style-name="T1">URL<text:tab/><text:tab/>:</text:span> "/API/getorderitems/%order_id%/json"</text:p>
      <text:p text:style-name="P1"><text:tab/><text:span text:style-name="T1">Описание<text:tab/>:</text:span> возвращает список (массив структур OrderItem) товаров в указанном заказе</text:p>
      <text:p text:style-name="P1"/>
      <text:p text:style-name="P6"><text:soft-page-break/>putOrderItem:</text:p>
      <text:p text:style-name="P1"><text:tab/><text:span text:style-name="T1">Параметры<text:tab/>:</text:span> order_id : int — ссылка на заголовок заказа (Order.id) </text:p>
      <text:p text:style-name="P1"><text:tab/><text:tab/><text:tab/> <text:s/>item_id<text:tab/> : int — ссылка на товар (MenuItem.id) </text:p>
      <text:p text:style-name="P1"><text:tab/><text:tab/><text:tab/> <text:s/>count<text:tab/> : int - количество</text:p>
      <text:p text:style-name="P1"><text:tab/><text:span text:style-name="T1">Метод<text:tab/>:</text:span> GET/POST</text:p>
      <text:p text:style-name="P1"><text:tab/><text:span text:style-name="T1">URL(GET)<text:tab/>:</text:span> "/main/putorderitem/%order_id%/item/%item_id%/count/%count%/json" </text:p>
      <text:p text:style-name="P1"><text:tab/><text:span text:style-name="T1">URL(POST)<text:tab/>:</text:span> "/main/putorderitem/json</text:p>
      <text:p text:style-name="P1"><text:tab/><text:span text:style-name="T1">Описание<text:tab/>:</text:span> добавляет указанный товар (item_id) в указанном количестве (count) к указанному заказу (order_id). Возвращает описание товара (структуру OrderItem). Если count = 0, товар из заказа удаляется. Если такой товар уже есть в заказе, его количество заменяет указанным (count).</text:p>
      <text:p text:style-name="P1"/>
      <text:p text:style-name="P6">userRegister:</text:p>
      <text:p text:style-name="P1"><text:tab/><text:span text:style-name="T1">Параметры<text:tab/>:</text:span> email : string — адрес электронной почты пользователя</text:p>
      <text:p text:style-name="P1"><text:tab/><text:tab/><text:tab/> <text:s/>password : string — пароль пользователя</text:p>
      <text:p text:style-name="P1"><text:tab/><text:tab/><text:tab/> <text:s/>confirm : string — подтверждение пароля пользователя</text:p>
      <text:p text:style-name="P1"><text:tab/><text:span text:style-name="T1">Метод<text:tab/>:</text:span> GET/POST</text:p>
      <text:p text:style-name="P1"><text:tab/><text:span text:style-name="T1">URL(GET)<text:tab/>:</text:span> "/main/userregister/%email%/passwd/%password%/confirm/%confirm%/json"</text:p>
      <text:p text:style-name="P1"><text:tab/><text:span text:style-name="T1">URL(POST)<text:tab/>:</text:span> "/main/userregister/json"</text:p>
      <text:p text:style-name="P1"><text:tab/><text:span text:style-name="T1">Описание<text:tab/>:</text:span> создает нового пользователя, проверяет на уникальность email. Возвращает ответ сервера (структура Response).</text:p>
      <text:p text:style-name="P1"/>
      <text:p text:style-name="P6">userLogin:</text:p>
      <text:p text:style-name="P1"><text:tab/><text:span text:style-name="T1">Параметры<text:tab/>:</text:span> email : string — адрес электронной почты пользователя</text:p>
      <text:p text:style-name="P1"><text:tab/><text:tab/><text:tab/> <text:s/>password : string — пароль пользователя</text:p>
      <text:p text:style-name="P1"><text:tab/><text:tab/><text:tab/> <text:s/>confirm : string — подтверждение пароля пользователя</text:p>
      <text:p text:style-name="P1"><text:tab/><text:span text:style-name="T1">Метод<text:tab/>:</text:span> GET/POST</text:p>
      <text:p text:style-name="P1"><text:tab/><text:span text:style-name="T1">URL(GET)<text:tab/>:</text:span> "/main/userlogin/%email%/passwd/%password%/json"</text:p>
      <text:p text:style-name="P1"><text:tab/><text:span text:style-name="T1">URL(POST)<text:tab/>:</text:span> "/main/userlogin/json"</text:p>
      <text:p text:style-name="P1"><text:tab/><text:span text:style-name="T1">Описание<text:tab/>:</text:span> регистрирует пользователя на сервере. Возвращает ответ сервера (структура Response).</text:p>
      <text:p text:style-name="P1"/>
      <text:p text:style-name="P6">userLogout:</text:p>
      <text:p text:style-name="P1"><text:tab/><text:span text:style-name="T1">Метод<text:tab/>:</text:span> GET</text:p>
      <text:p text:style-name="P1"><text:tab/><text:span text:style-name="T1">URL<text:tab/><text:tab/>:</text:span> "/main/userlogout/json"</text:p>
      <text:p text:style-name="P1"><text:tab/><text:span text:style-name="T1">Описание<text:tab/>:</text:span> разрегистрирует пользователя в системе. Возвращает ответ сервера (структура Response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191cm" fo:margin-right="1.1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0T10:21:10</meta:creation-date>
    <dc:date>2012-03-20T12:45:17</dc:date>
    <meta:editing-duration>PT1H3M40S</meta:editing-duration>
    <meta:editing-cycles>5</meta:editing-cycles>
    <meta:generator>LibreOffice/3.4$Unix LibreOffice_project/340m1$Build-502</meta:generator>
    <meta:document-statistic meta:table-count="0" meta:image-count="0" meta:object-count="0" meta:page-count="4" meta:paragraph-count="138" meta:word-count="793" meta:character-count="5773" meta:non-whitespace-character-count="4896"/>
  </office:meta>
</office:document-meta>
</file>